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167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659cm" draw:shadow="visib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167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1.786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2.548cm" draw:shadow="visible"/>
    </style:style>
    <style:style style:name="gr7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167cm" draw:shadow="visib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183cm" draw:shadow="visible"/>
    </style:style>
    <style:style style:name="gr10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945cm" draw:shadow="visible"/>
    </style:style>
    <style:style style:name="gr11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675cm" draw:shadow="visible"/>
    </style:style>
    <style:style style:name="gr12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421cm" draw:shadow="visible"/>
    </style:style>
    <style:style style:name="gr13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3.183cm" draw:shadow="visible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2.167cm" draw:shadow="visible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2.675cm" draw:shadow="visible"/>
    </style:style>
    <style:style style:name="gr1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solid" draw:fill-color="#f58220"/>
      <style:paragraph-properties fo:text-align="center"/>
    </style:style>
    <style:style style:name="P4" style:family="paragraph">
      <loext:graphic-properties draw:fill="solid" draw:fill-color="#f58220"/>
      <style:paragraph-properties fo:text-align="center"/>
      <style:text-properties fo:font-weight="bold"/>
    </style:style>
    <style:style style:name="P5" style:family="paragraph">
      <loext:graphic-properties draw:fill="solid" draw:fill-color="#00aaad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016cm" svg:x="12.557cm" svg:y="1.635cm">
          <text:p text:style-name="P1">Col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2.159cm" svg:height="0.889cm" svg:x="3.794cm" svg:y="3.286cm"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2.159cm" svg:height="0.889cm" svg:x="12.811cm" svg:y="3.286cm">
          <text:p text:style-name="P1">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159cm" svg:height="0.889cm" svg:x="15.859cm" svg:y="3.286cm">
          <text:p text:style-name="P1">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874cm" svg:y1="3.286cm" svg:x2="12.557cm" svg:y2="2.143cm" draw:start-shape="id1" draw:start-glue-point="4" draw:end-shape="id2" draw:end-glue-point="5" svg:d="M4874 3286v-1143h7683" svg:viewBox="0 0 7684 1144">
          <text:p/>
        </draw:connector>
        <draw:connector draw:style-name="gr3" draw:text-style-name="P1" draw:layer="layout" svg:x1="16.939cm" svg:y1="3.286cm" svg:x2="15.224cm" svg:y2="2.143cm" draw:start-shape="id3" draw:start-glue-point="4" draw:end-shape="id2" draw:end-glue-point="7" svg:d="M16939 3286v-1143h-1715" svg:viewBox="0 0 1716 1144">
          <text:p/>
        </draw:connector>
        <draw:connector draw:style-name="gr3" draw:text-style-name="P1" draw:layer="layout" svg:x1="13.891cm" svg:y1="3.286cm" svg:x2="13.891cm" svg:y2="2.651cm" draw:start-shape="id4" draw:start-glue-point="4" draw:end-shape="id2" draw:end-glue-point="6" svg:d="M13891 3286v-635" svg:viewBox="0 0 1 636">
          <text:p/>
        </draw:connector>
        <draw:custom-shape draw:style-name="gr4" draw:text-style-name="P3" xml:id="id7" draw:id="id7" draw:layer="layout" svg:width="2.667cm" svg:height="0.889cm" svg:x="15.605cm" svg:y="5.826cm">
          <text:p text:style-name="P1">AbstractSe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5" draw:id="id5" draw:layer="layout" svg:width="2.286cm" svg:height="0.889cm" svg:x="18.907cm" svg:y="4.429cm">
          <text:p text:style-name="P1">SortedSe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xml:id="id6" draw:id="id6" draw:layer="layout" svg:width="3.048cm" svg:height="0.889cm" svg:x="21.447cm" svg:y="5.826cm">
          <text:p text:style-name="P1">NavigableSe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svg:x1="18.018cm" svg:y1="3.73cm" svg:x2="20.05cm" svg:y2="4.429cm" draw:start-shape="id3" draw:start-glue-point="7" draw:end-shape="id5" draw:end-glue-point="4" svg:d="M18018 3730h2032v699" svg:viewBox="0 0 2033 700">
          <text:p/>
        </draw:connector>
        <draw:connector draw:style-name="gr3" draw:text-style-name="P1" draw:layer="layout" svg:x1="21.193cm" svg:y1="4.873cm" svg:x2="22.971cm" svg:y2="5.826cm" draw:start-shape="id5" draw:start-glue-point="7" draw:end-shape="id6" draw:end-glue-point="4" svg:d="M21193 4873h1778v953" svg:viewBox="0 0 1779 954">
          <text:p/>
        </draw:connector>
        <draw:connector draw:style-name="gr3" draw:text-style-name="P1" draw:layer="layout" svg:x1="16.939cm" svg:y1="5.826cm" svg:x2="16.939cm" svg:y2="4.175cm" draw:start-shape="id7" draw:start-glue-point="4" draw:end-shape="id3" draw:end-glue-point="6" svg:d="M16939 5826v-1651" svg:viewBox="0 0 1 1652">
          <text:p/>
        </draw:connector>
        <draw:custom-shape draw:style-name="gr4" draw:text-style-name="P4" xml:id="id10" draw:id="id10" draw:layer="layout" svg:width="2.667cm" svg:height="0.889cm" svg:x="15.605cm" svg:y="9.89cm">
          <text:p text:style-name="P2">EnumSe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5" xml:id="id9" draw:id="id9" draw:layer="layout" svg:width="2.667cm" svg:height="0.889cm" svg:x="17.637cm" svg:y="8.112cm">
          <text:p text:style-name="P2">HashSe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5" xml:id="id8" draw:id="id8" draw:layer="layout" svg:width="2.667cm" svg:height="0.889cm" svg:x="21.828cm" svg:y="8.112cm">
          <text:p text:style-name="P2">TreeSe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6" draw:layer="layout" draw:type="lines" svg:x1="23.162cm" svg:y1="8.112cm" svg:x2="22.971cm" svg:y2="6.715cm" draw:start-shape="id8" draw:start-glue-point="4" draw:end-shape="id6" draw:end-glue-point="6" svg:d="M23162 8112v-502l-191-194v-701" svg:viewBox="0 0 192 1398">
          <text:p/>
        </draw:connector>
        <draw:connector draw:style-name="gr8" draw:text-style-name="P6" draw:layer="layout" draw:type="lines" svg:x1="21.828cm" svg:y1="8.556cm" svg:x2="18.272cm" svg:y2="6.27cm" draw:start-shape="id8" draw:start-glue-point="5" draw:end-shape="id7" draw:end-glue-point="7" svg:d="M21828 8556h-502l-2353-2286h-701" svg:viewBox="0 0 3557 2287">
          <text:p/>
        </draw:connector>
        <draw:connector draw:style-name="gr8" draw:text-style-name="P6" draw:layer="layout" draw:type="lines" svg:x1="18.971cm" svg:y1="8.112cm" svg:x2="18.272cm" svg:y2="6.27cm" draw:start-shape="id9" draw:start-glue-point="4" draw:end-shape="id7" draw:end-glue-point="7" svg:d="M18971 8112v-502l2-1340h-701" svg:viewBox="0 0 702 1843">
          <text:p/>
        </draw:connector>
        <draw:connector draw:style-name="gr8" draw:text-style-name="P6" draw:layer="layout" draw:type="lines" svg:x1="16.939cm" svg:y1="9.89cm" svg:x2="16.939cm" svg:y2="6.715cm" draw:start-shape="id10" draw:start-glue-point="4" draw:end-shape="id7" draw:end-glue-point="6" svg:d="M16939 9890v-502-1972-701" svg:viewBox="0 0 1 3176">
          <text:p/>
        </draw:connector>
        <draw:custom-shape draw:style-name="gr9" draw:text-style-name="P3" xml:id="id11" draw:id="id11" draw:layer="layout" svg:width="3.683cm" svg:height="0.889cm" svg:x="8.112cm" svg:y="4.048cm">
          <text:p text:style-name="P1">AbstractCollec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xml:id="id12" draw:id="id12" draw:layer="layout" svg:width="2.667cm" svg:height="0.889cm" svg:x="8.62cm" svg:y="5.953cm">
          <text:p text:style-name="P1">AbstractLis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svg:x1="9.953cm" svg:y1="4.048cm" svg:x2="12.557cm" svg:y2="2.143cm" draw:start-shape="id11" draw:start-glue-point="4" draw:end-shape="id2" draw:end-glue-point="5" svg:d="M9953 4048v-1905h2604" svg:viewBox="0 0 2605 1906">
          <text:p/>
        </draw:connector>
        <draw:connector draw:style-name="gr3" draw:text-style-name="P1" draw:layer="layout" svg:x1="9.954cm" svg:y1="5.953cm" svg:x2="9.953cm" svg:y2="4.937cm" draw:start-shape="id12" draw:start-glue-point="4" draw:end-shape="id11" draw:end-glue-point="6" svg:d="M9954 5953v-408h-1v-608" svg:viewBox="0 0 2 1017">
          <text:p/>
        </draw:connector>
        <draw:connector draw:style-name="gr3" draw:text-style-name="P1" draw:layer="layout" svg:x1="11.287cm" svg:y1="6.397cm" svg:x2="13.891cm" svg:y2="4.175cm" draw:start-shape="id12" draw:start-glue-point="7" draw:end-shape="id4" draw:end-glue-point="6" svg:d="M11287 6397h2604v-2222" svg:viewBox="0 0 2605 2223">
          <text:p/>
        </draw:connector>
        <draw:custom-shape draw:style-name="gr10" draw:text-style-name="P3" xml:id="id13" draw:id="id13" draw:layer="layout" svg:width="4.445cm" svg:height="0.889cm" svg:x="7.223cm" svg:y="7.985cm">
          <text:p text:style-name="P1">AbstractSequentalLis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5" xml:id="id14" draw:id="id14" draw:layer="layout" svg:width="2.667cm" svg:height="0.889cm" svg:x="11.922cm" svg:y="9.89cm">
          <text:p text:style-name="P2">ArrayLis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svg:x1="9.446cm" svg:y1="7.985cm" svg:x2="9.954cm" svg:y2="6.842cm" draw:start-shape="id13" draw:start-glue-point="4" draw:end-shape="id12" draw:end-glue-point="6" svg:d="M9446 7985v-472h508v-671" svg:viewBox="0 0 509 1144">
          <text:p/>
        </draw:connector>
        <draw:custom-shape draw:style-name="gr7" draw:text-style-name="P5" xml:id="id15" draw:id="id15" draw:layer="layout" svg:width="2.667cm" svg:height="0.889cm" svg:x="9.001cm" svg:y="9.89cm">
          <text:p text:style-name="P2">LinkedLis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6" draw:layer="layout" draw:type="lines" svg:x1="13.256cm" svg:y1="9.89cm" svg:x2="11.287cm" svg:y2="6.397cm" draw:start-shape="id14" draw:start-glue-point="4" draw:end-shape="id12" draw:end-glue-point="7" svg:d="M13256 9890v-502l-1268-2991h-701" svg:viewBox="0 0 1970 3494">
          <text:p/>
        </draw:connector>
        <draw:connector draw:style-name="gr8" draw:text-style-name="P6" draw:layer="layout" draw:type="lines" draw:line-skew="0cm -0.193cm" svg:x1="10.335cm" svg:y1="9.89cm" svg:x2="9.446cm" svg:y2="8.874cm" draw:start-shape="id15" draw:start-glue-point="4" draw:end-shape="id13" draw:end-glue-point="6" svg:d="M10335 9890v-502l-889-6v-508" svg:viewBox="0 0 890 1017">
          <text:p/>
        </draw:connector>
        <draw:custom-shape draw:style-name="gr2" draw:text-style-name="P1" xml:id="id17" draw:id="id17" draw:layer="layout" svg:width="2.159cm" svg:height="0.889cm" svg:x="5.191cm" svg:y="5.064cm">
          <text:p text:style-name="P1">Dequ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3" xml:id="id16" draw:id="id16" draw:layer="layout" svg:width="3.175cm" svg:height="0.889cm" svg:x="1.635cm" svg:y="5.064cm">
          <text:p text:style-name="P1">AbstractQueu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svg:x1="3.223cm" svg:y1="5.064cm" svg:x2="4.874cm" svg:y2="4.175cm" draw:start-shape="id16" draw:start-glue-point="4" draw:end-shape="id1" draw:end-glue-point="6" svg:d="M3223 5064v-345h1651v-544" svg:viewBox="0 0 1652 890">
          <text:p/>
        </draw:connector>
        <draw:connector draw:style-name="gr3" draw:text-style-name="P1" draw:layer="layout" svg:x1="6.271cm" svg:y1="5.064cm" svg:x2="4.874cm" svg:y2="4.175cm" draw:start-shape="id17" draw:start-glue-point="4" draw:end-shape="id1" draw:end-glue-point="6" svg:d="M6271 5064v-345h-1397v-544" svg:viewBox="0 0 1398 890">
          <text:p/>
        </draw:connector>
        <draw:custom-shape draw:style-name="gr12" draw:text-style-name="P5" xml:id="id18" draw:id="id18" draw:layer="layout" svg:width="2.921cm" svg:height="0.889cm" svg:x="4.429cm" svg:y="9.89cm">
          <text:p text:style-name="P2">ArrayDequ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6" draw:layer="layout" draw:type="lines" svg:x1="5.89cm" svg:y1="9.89cm" svg:x2="6.271cm" svg:y2="5.953cm" draw:start-shape="id18" draw:start-glue-point="4" draw:end-shape="id17" draw:end-glue-point="6" svg:d="M5890 9890v-502l381-2734v-701" svg:viewBox="0 0 382 3938">
          <text:p/>
        </draw:connector>
        <draw:custom-shape draw:style-name="gr12" draw:text-style-name="P5" xml:id="id19" draw:id="id19" draw:layer="layout" svg:width="2.921cm" svg:height="0.889cm" svg:x="1.254cm" svg:y="9.89cm">
          <text:p text:style-name="P2">Priority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s" svg:x1="2.715cm" svg:y1="9.89cm" svg:x2="3.223cm" svg:y2="5.953cm" draw:start-shape="id19" draw:start-glue-point="4" draw:end-shape="id16" draw:end-glue-point="6" svg:d="M2715 9890v-502l508-2734v-701" svg:viewBox="0 0 509 3938">
          <text:p/>
        </draw:connector>
        <draw:custom-shape draw:style-name="gr13" draw:text-style-name="P5" xml:id="id20" draw:id="id20" draw:layer="layout" svg:width="3.683cm" svg:height="0.889cm" svg:x="18.78cm" svg:y="9.89cm">
          <text:p text:style-name="P2">LinkedHashSe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24" draw:id="id24" draw:layer="layout" svg:width="2.667cm" svg:height="1.016cm" svg:x="25.638cm" svg:y="2.27cm">
          <text:p text:style-name="P1">Ma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4" draw:text-style-name="P1" xml:id="id23" draw:id="id23" draw:layer="layout" svg:width="2.667cm" svg:height="0.889cm" svg:x="25.638cm" svg:y="4.302cm">
          <text:p text:style-name="P1">SortedMa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5" draw:text-style-name="P1" xml:id="id22" draw:id="id22" draw:layer="layout" svg:width="3.175cm" svg:height="0.889cm" svg:x="25.384cm" svg:y="5.826cm">
          <text:p text:style-name="P1">NavigableMa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5" xml:id="id21" draw:id="id21" draw:layer="layout" svg:width="2.667cm" svg:height="0.889cm" svg:x="25.638cm" svg:y="11.668cm">
          <text:p text:style-name="P2">TreeMa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5" draw:layer="layout" svg:width="2.667cm" svg:height="0.889cm" svg:x="21.828cm" svg:y="11.668cm">
          <text:p text:style-name="P2">HashMa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6" draw:text-style-name="P1" draw:layer="layout" svg:x1="18.971cm" svg:y1="9.001cm" svg:x2="20.621cm" svg:y2="9.89cm" draw:start-shape="id9" draw:start-glue-point="6" draw:end-shape="id20" draw:end-glue-point="4" svg:d="M18971 9001v544h1650v345" svg:viewBox="0 0 1651 890">
          <text:p/>
        </draw:connector>
        <draw:connector draw:style-name="gr8" draw:text-style-name="P6" draw:layer="layout" draw:type="lines" svg:x1="26.972cm" svg:y1="11.668cm" svg:x2="26.972cm" svg:y2="6.715cm" draw:start-shape="id21" draw:start-glue-point="4" draw:end-shape="id22" draw:end-glue-point="6" svg:d="M26972 11668v-502-3750-701" svg:viewBox="0 0 1 4954">
          <text:p/>
        </draw:connector>
        <draw:connector draw:style-name="gr3" draw:text-style-name="P1" draw:layer="layout" svg:x1="26.972cm" svg:y1="5.826cm" svg:x2="26.972cm" svg:y2="5.191cm" draw:start-shape="id22" draw:start-glue-point="4" draw:end-shape="id23" draw:end-glue-point="6" svg:d="M26972 5826v-635" svg:viewBox="0 0 1 636">
          <text:p/>
        </draw:connector>
        <draw:connector draw:style-name="gr3" draw:text-style-name="P1" draw:layer="layout" svg:x1="26.972cm" svg:y1="4.302cm" svg:x2="26.972cm" svg:y2="3.286cm" draw:start-shape="id23" draw:start-glue-point="4" draw:end-shape="id24" draw:end-glue-point="6" svg:d="M26972 4302v-1016" svg:viewBox="0 0 1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8:47:13.856924606</meta:creation-date>
    <dc:date>2018-06-12T20:45:41.291195575</dc:date>
    <meta:editing-duration>PT1H4M43S</meta:editing-duration>
    <meta:editing-cycles>31</meta:editing-cycles>
    <meta:generator>LibreOffice/6.0.4.2$Linux_X86_64 LibreOffice_project/00m0$Build-2</meta:generator>
    <meta:document-statistic meta:object-count="49"/>
  </office:meta>
</office:document-meta>
</file>